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1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08"/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office:value-type="date" office:date-value="2012-04-03">
            <text:p>03.04.12</text:p>
          </table:table-cell>
          <table:table-cell office:value-type="string">
            <text:p>Korjattu retriggerin bugi. Nyt ei napsu enää!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4-01">
            <text:p>01.04.12</text:p>
          </table:table-cell>
          <table:table-cell office:value-type="string">
            <text:p>Lisää testausta. Pari bugia korjattu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Rätinäbugi löytyi ja korjattiin. Lisää testausta.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Järjestelmätestausta. Optimointia. Rätinäbugin ihmettelyä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Synthesizerin generateSound. Ääntä JACKiin.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date" office:date-value="2012-03-30">
            <text:p>30.03.12</text:p>
          </table:table-cell>
          <table:table-cell office:value-type="string">
            <text:p>Yksikkötestit kunnossa, bugit korjattu.</text:p>
          </table:table-cell>
          <table:table-cell office:value-type="float" office:value="2.5">
            <text:p>2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Yksikkötestien ruuvausta kuntoon. BUGIEN korjausta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OscillatorParametres: muutokset kolmeen luokkaan. Testit.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formula="of:=SUM([.C5:.C28])" office:value-type="float" office:value="55.5">
            <text:p>55,5</text:p>
          </table:table-cell>
          <table:table-cell table:formula="of:=SUM([.D5:.D28])" office:value-type="float" office:value="2791">
            <text:p>2791</text:p>
          </table:table-cell>
          <table:table-cell table:formula="of:=SUM([.E5:.E28])" office:value-type="float" office:value="26">
            <text:p>26</text:p>
          </table:table-cell>
          <table:table-cell table:formula="of:=SUM([.F5:.F28])" office:value-type="float" office:value="20">
            <text:p>20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29]/[.C29]" office:value-type="float" office:value="50.2882882882883">
            <text:p>5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Tuntia/bugi</text:p>
          </table:table-cell>
          <table:table-cell table:style-name="ce5" table:formula="of:=[.C29]/[.E29]" office:value-type="float" office:value="2.13461538461538">
            <text:p>2,1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2" office:value-type="string">
            <text:p>Riviä/bugi</text:p>
          </table:table-cell>
          <table:table-cell table:style-name="ce4" table:formula="of:=[.D29]/[.E29]" office:value-type="float" office:value="107.346153846154">
            <text:p>107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2" office:value-type="string">
            <text:p>Miten bugit syntyvät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1.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2. Tekee jonkin asian liian vaikeasti / ajattelee väsyneenä taulukkoindeksit väärin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3.04.2012</text:date>, <text:time>14:01:3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4-03T14:01:30</dc:date>
    <dc:creator>AT </dc:creator>
    <meta:editing-duration>PT05H27M48S</meta:editing-duration>
    <meta:editing-cycles>46</meta:editing-cycles>
    <meta:generator>OpenOffice.org/3.2$Linux OpenOffice.org_project/320m12$Build-9483</meta:generator>
    <meta:document-statistic meta:table-count="3" meta:cell-count="175" meta:object-count="0"/>
  </office:meta>
</office:document-meta>
</file>